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05pt" style:use-optimal-column-width="true"/>
    </style:style>
    <style:style style:name="ACOL-2" style:family="table-column">
      <style:table-column-properties style:column-width="63.01pt" style:use-optimal-column-width="true"/>
    </style:style>
    <style:style style:name="ACOL-3" style:family="table-column">
      <style:table-column-properties style:column-width="103.5pt" style:use-optimal-column-width="true"/>
    </style:style>
    <style:style style:name="ACOL-4" style:family="table-column">
      <style:table-column-properties style:column-width="57pt" style:use-optimal-column-width="true"/>
    </style:style>
    <style:style style:name="ACOL-5" style:family="table-column">
      <style:table-column-properties style:column-width="54.75pt" style:use-optimal-column-width="true"/>
    </style:style>
    <style:style style:name="ACOL-6" style:family="table-column">
      <style:table-column-properties style:column-width="102.8pt" style:use-optimal-column-width="true"/>
    </style:style>
    <style:style style:name="ACOL-7" style:family="table-column">
      <style:table-column-properties style:column-width="96.75pt" style:use-optimal-column-width="true"/>
    </style:style>
    <style:style style:name="ACOL-8" style:family="table-column">
      <style:table-column-properties style:column-width="101.2pt" style:use-optimal-column-width="true"/>
    </style:style>
    <style:style style:name="ACOL-9" style:family="table-column">
      <style:table-column-properties style:column-width="59.24pt" style:use-optimal-column-width="true"/>
    </style:style>
    <style:style style:name="ACOL-10" style:family="table-column">
      <style:table-column-properties style:column-width="123.8pt" style:use-optimal-column-width="true"/>
    </style:style>
    <style:style style:name="ACOL-11" style:family="table-column">
      <style:table-column-properties style:column-width="111pt" style:use-optimal-column-width="true"/>
    </style:style>
    <style:style style:name="ACOL-12" style:family="table-column">
      <style:table-column-properties style:column-width="60.75pt" style:use-optimal-column-width="false"/>
    </style:style>
    <style:style style:name="ACOL-13" style:family="table-column">
      <style:table-column-properties style:column-width="57pt" style:use-optimal-column-width="false"/>
    </style:style>
    <style:style style:name="ACOL-14" style:family="table-column">
      <style:table-column-properties style:column-width="63pt" style:use-optimal-column-width="false"/>
    </style:style>
    <style:style style:name="ACOL-15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0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0"/>
        <table:table-column table:default-cell-style-name="ACE-0" table:style-name="ACOL-9"/>
        <table:table-column table:default-cell-style-name="ACE-0" table:style-name="ACOL-0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0" table:number-columns-repeated="239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Alligator_Riv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3996</text:p>
          </table:table-cell>
          <table:table-cell table:style-name="ACE-0" office:value-type="float" office:value="-12.834">
            <text:p>−12.834</text:p>
          </table:table-cell>
          <table:table-cell table:style-name="ACE-0" office:value-type="float" office:value="132.529">
            <text:p>132.529</text:p>
          </table:table-cell>
          <table:table-cell table:style-name="ACE-0" office:value-type="float" office:value="6170">
            <text:p>6170</text:p>
          </table:table-cell>
          <table:table-cell table:style-name="ACE-0" office:value-type="float" office:value="260">
            <text:p>260</text:p>
          </table:table-cell>
          <table:table-cell table:style-name="ACE-0" office:value-type="string">
            <text:p>Mangrove fragments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0.25">
            <text:p>−0.25</text:p>
          </table:table-cell>
          <table:table-cell table:style-name="ACE-0" office:value-type="float" office:value="2.75">
            <text:p>2.75</text:p>
          </table:table-cell>
          <table:table-cell table:style-name="ACE-0" office:value-type="float" office:value="2.75">
            <text:p>2.75</text:p>
          </table:table-cell>
          <table:table-cell table:style-name="ACE-0" office:value-type="string">
            <text:p>WoodroffeEtal1985,WoodroffeEtal1986,WoodroffeEtal198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Alligator_Riv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4050</text:p>
          </table:table-cell>
          <table:table-cell table:style-name="ACE-0" office:value-type="float" office:value="-12.715999999999999">
            <text:p>−12.716</text:p>
          </table:table-cell>
          <table:table-cell table:style-name="ACE-0" office:value-type="float" office:value="132.50200000000001">
            <text:p>132.502</text:p>
          </table:table-cell>
          <table:table-cell table:style-name="ACE-0" office:value-type="float" office:value="5930">
            <text:p>593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Mangrove fragments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2.6699999999999999">
            <text:p>−2.67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string">
            <text:p>WoodroffeEtal1985,WoodroffeEtal1986,WoodroffeEtal198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Alligator_Riv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4049</text:p>
          </table:table-cell>
          <table:table-cell table:style-name="ACE-0" office:value-type="float" office:value="-12.715999999999999">
            <text:p>−12.716</text:p>
          </table:table-cell>
          <table:table-cell table:style-name="ACE-0" office:value-type="float" office:value="132.50200000000001">
            <text:p>132.502</text:p>
          </table:table-cell>
          <table:table-cell table:style-name="ACE-0" office:value-type="float" office:value="6780">
            <text:p>678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angrove fragments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5.0700000000000003">
            <text:p>−5.07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string">
            <text:p>WoodroffeEtal1985,WoodroffeEtal1986,WoodroffeEtal198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Alligator_Riv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4065</text:p>
          </table:table-cell>
          <table:table-cell table:style-name="ACE-0" office:value-type="float" office:value="-12.715999999999999">
            <text:p>−12.716</text:p>
          </table:table-cell>
          <table:table-cell table:style-name="ACE-0" office:value-type="float" office:value="132.50200000000001">
            <text:p>132.502</text:p>
          </table:table-cell>
          <table:table-cell table:style-name="ACE-0" office:value-type="float" office:value="5510">
            <text:p>551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Mangrove wood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0.77000000000000002">
            <text:p>−0.77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string">
            <text:p>WoodroffeEtal1985,WoodroffeEtal1986,WoodroffeEtal198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Alligator_Riv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4257</text:p>
          </table:table-cell>
          <table:table-cell table:style-name="ACE-0" office:value-type="float" office:value="-12.712999999999999">
            <text:p>−12.713</text:p>
          </table:table-cell>
          <table:table-cell table:style-name="ACE-0" office:value-type="float" office:value="132.50800000000001">
            <text:p>132.508</text:p>
          </table:table-cell>
          <table:table-cell table:style-name="ACE-0" office:value-type="float" office:value="7450">
            <text:p>745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angrove fragments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5.3900000000000006">
            <text:p>−5.39</text:p>
          </table:table-cell>
          <table:table-cell table:style-name="ACE-0" office:value-type="float" office:value="2.4500000000000002">
            <text:p>2.45</text:p>
          </table:table-cell>
          <table:table-cell table:style-name="ACE-0" office:value-type="float" office:value="2.4500000000000002">
            <text:p>2.45</text:p>
          </table:table-cell>
          <table:table-cell table:style-name="ACE-0" office:value-type="string">
            <text:p>WoodroffeEtal1985,WoodroffeEtal1986,WoodroffeEtal198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Alligator_Riv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4054</text:p>
          </table:table-cell>
          <table:table-cell table:style-name="ACE-0" office:value-type="float" office:value="-12.709">
            <text:p>−12.709</text:p>
          </table:table-cell>
          <table:table-cell table:style-name="ACE-0" office:value-type="float" office:value="132.517">
            <text:p>132.517</text:p>
          </table:table-cell>
          <table:table-cell table:style-name="ACE-0" office:value-type="float" office:value="7260">
            <text:p>726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angrove fragments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8.5">
            <text:p>−8.5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string">
            <text:p>WoodroffeEtal1985,WoodroffeEtal1986,WoodroffeEtal198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Alligator_Riv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4124</text:p>
          </table:table-cell>
          <table:table-cell table:style-name="ACE-0" office:value-type="float" office:value="-12.707000000000001">
            <text:p>−12.707</text:p>
          </table:table-cell>
          <table:table-cell table:style-name="ACE-0" office:value-type="float" office:value="132.52199999999999">
            <text:p>132.522</text:p>
          </table:table-cell>
          <table:table-cell table:style-name="ACE-0" office:value-type="float" office:value="5360">
            <text:p>5360</text:p>
          </table:table-cell>
          <table:table-cell table:style-name="ACE-0" office:value-type="float" office:value="230">
            <text:p>230</text:p>
          </table:table-cell>
          <table:table-cell table:style-name="ACE-0" office:value-type="string">
            <text:p>Mangrove fragments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0.53000000000000003">
            <text:p>−0.53</text:p>
          </table:table-cell>
          <table:table-cell table:style-name="ACE-0" office:value-type="float" office:value="2.6499999999999999">
            <text:p>2.65</text:p>
          </table:table-cell>
          <table:table-cell table:style-name="ACE-0" office:value-type="float" office:value="2.6499999999999999">
            <text:p>2.65</text:p>
          </table:table-cell>
          <table:table-cell table:style-name="ACE-0" office:value-type="string">
            <text:p>WoodroffeEtal1985,WoodroffeEtal1986,WoodroffeEtal198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Alligator_Riv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4051</text:p>
          </table:table-cell>
          <table:table-cell table:style-name="ACE-0" office:value-type="float" office:value="-12.675000000000001">
            <text:p>−12.675</text:p>
          </table:table-cell>
          <table:table-cell table:style-name="ACE-0" office:value-type="float" office:value="132.49299999999999">
            <text:p>132.493</text:p>
          </table:table-cell>
          <table:table-cell table:style-name="ACE-0" office:value-type="float" office:value="6260">
            <text:p>626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angrove fragments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3.29">
            <text:p>−3.29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string">
            <text:p>WoodroffeEtal1985,WoodroffeEtal1986,WoodroffeEtal198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Alligator_Riv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4055</text:p>
          </table:table-cell>
          <table:table-cell table:style-name="ACE-0" office:value-type="float" office:value="-12.675000000000001">
            <text:p>−12.675</text:p>
          </table:table-cell>
          <table:table-cell table:style-name="ACE-0" office:value-type="float" office:value="132.49299999999999">
            <text:p>132.493</text:p>
          </table:table-cell>
          <table:table-cell table:style-name="ACE-0" office:value-type="float" office:value="6710">
            <text:p>671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Mangrove fragments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5.6900000000000004">
            <text:p>−5.69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string">
            <text:p>WoodroffeEtal1985,WoodroffeEtal1986,WoodroffeEtal198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Alligator_Riv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4122</text:p>
          </table:table-cell>
          <table:table-cell table:style-name="ACE-0" office:value-type="float" office:value="-12.675000000000001">
            <text:p>−12.675</text:p>
          </table:table-cell>
          <table:table-cell table:style-name="ACE-0" office:value-type="float" office:value="132.49299999999999">
            <text:p>132.493</text:p>
          </table:table-cell>
          <table:table-cell table:style-name="ACE-0" office:value-type="float" office:value="6110">
            <text:p>611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angrove wood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0.45000000000000001">
            <text:p>−0.45</text:p>
          </table:table-cell>
          <table:table-cell table:style-name="ACE-0" office:value-type="float" office:value="2.8500000000000001">
            <text:p>2.85</text:p>
          </table:table-cell>
          <table:table-cell table:style-name="ACE-0" office:value-type="float" office:value="2.8500000000000001">
            <text:p>2.85</text:p>
          </table:table-cell>
          <table:table-cell table:style-name="ACE-0" office:value-type="string">
            <text:p>WoodroffeEtal1985,WoodroffeEtal1986,WoodroffeEtal198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Alligator_Riv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4130</text:p>
          </table:table-cell>
          <table:table-cell table:style-name="ACE-0" office:value-type="float" office:value="-12.666">
            <text:p>−12.666</text:p>
          </table:table-cell>
          <table:table-cell table:style-name="ACE-0" office:value-type="float" office:value="132.48599999999999">
            <text:p>132.486</text:p>
          </table:table-cell>
          <table:table-cell table:style-name="ACE-0" office:value-type="float" office:value="5850">
            <text:p>585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Mangrove fragments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0.050000000000000003">
            <text:p>−0.05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string">
            <text:p>WoodroffeEtal1985,WoodroffeEtal1986,WoodroffeEtal198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Alligator_Riv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4129</text:p>
          </table:table-cell>
          <table:table-cell table:style-name="ACE-0" office:value-type="float" office:value="-12.666">
            <text:p>−12.666</text:p>
          </table:table-cell>
          <table:table-cell table:style-name="ACE-0" office:value-type="float" office:value="132.48599999999999">
            <text:p>132.486</text:p>
          </table:table-cell>
          <table:table-cell table:style-name="ACE-0" office:value-type="float" office:value="6550">
            <text:p>655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Mangrove fragments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.6499999999999999">
            <text:p>−1.65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string">
            <text:p>WoodroffeEtal1985,WoodroffeEtal1986,WoodroffeEtal198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Alligator_Riv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4128</text:p>
          </table:table-cell>
          <table:table-cell table:style-name="ACE-0" office:value-type="float" office:value="-12.661">
            <text:p>−12.661</text:p>
          </table:table-cell>
          <table:table-cell table:style-name="ACE-0" office:value-type="float" office:value="132.50899999999999">
            <text:p>132.509</text:p>
          </table:table-cell>
          <table:table-cell table:style-name="ACE-0" office:value-type="float" office:value="6040">
            <text:p>604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Mangrove fragments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.3">
            <text:p>−1.3</text:p>
          </table:table-cell>
          <table:table-cell table:style-name="ACE-0" office:value-type="float" office:value="2.6499999999999999">
            <text:p>2.65</text:p>
          </table:table-cell>
          <table:table-cell table:style-name="ACE-0" office:value-type="float" office:value="2.6499999999999999">
            <text:p>2.65</text:p>
          </table:table-cell>
          <table:table-cell table:style-name="ACE-0" office:value-type="string">
            <text:p>WoodroffeEtal1985,WoodroffeEtal1986,WoodroffeEtal198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Alligator_Riv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4052</text:p>
          </table:table-cell>
          <table:table-cell table:style-name="ACE-0" office:value-type="float" office:value="-12.661">
            <text:p>−12.661</text:p>
          </table:table-cell>
          <table:table-cell table:style-name="ACE-0" office:value-type="float" office:value="132.529">
            <text:p>132.529</text:p>
          </table:table-cell>
          <table:table-cell table:style-name="ACE-0" office:value-type="float" office:value="5990">
            <text:p>599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Mangrove fragments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0.28999999999999998">
            <text:p>−0.29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string">
            <text:p>WoodroffeEtal1985,WoodroffeEtal1986,WoodroffeEtal198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Alligator_Riv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3783</text:p>
          </table:table-cell>
          <table:table-cell table:style-name="ACE-0" office:value-type="float" office:value="-12.609">
            <text:p>−12.609</text:p>
          </table:table-cell>
          <table:table-cell table:style-name="ACE-0" office:value-type="float" office:value="132.44">
            <text:p>132.44</text:p>
          </table:table-cell>
          <table:table-cell table:style-name="ACE-0" office:value-type="float" office:value="6530">
            <text:p>653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Mangrove fragments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3.75">
            <text:p>−3.75</text:p>
          </table:table-cell>
          <table:table-cell table:style-name="ACE-0" office:value-type="float" office:value="2.6499999999999999">
            <text:p>2.65</text:p>
          </table:table-cell>
          <table:table-cell table:style-name="ACE-0" office:value-type="float" office:value="2.6499999999999999">
            <text:p>2.65</text:p>
          </table:table-cell>
          <table:table-cell table:style-name="ACE-0" office:value-type="string">
            <text:p>WoodroffeEtal1985,WoodroffeEtal1986,WoodroffeEtal198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Alligator_Riv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3778</text:p>
          </table:table-cell>
          <table:table-cell table:style-name="ACE-0" office:value-type="float" office:value="-12.609">
            <text:p>−12.609</text:p>
          </table:table-cell>
          <table:table-cell table:style-name="ACE-0" office:value-type="float" office:value="132.44">
            <text:p>132.44</text:p>
          </table:table-cell>
          <table:table-cell table:style-name="ACE-0" office:value-type="float" office:value="6390">
            <text:p>639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Mangrove fragments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3.6499999999999999">
            <text:p>−3.65</text:p>
          </table:table-cell>
          <table:table-cell table:style-name="ACE-0" office:value-type="float" office:value="2.6499999999999999">
            <text:p>2.65</text:p>
          </table:table-cell>
          <table:table-cell table:style-name="ACE-0" office:value-type="float" office:value="2.6499999999999999">
            <text:p>2.65</text:p>
          </table:table-cell>
          <table:table-cell table:style-name="ACE-0" office:value-type="string">
            <text:p>WoodroffeEtal1985,WoodroffeEtal1986,WoodroffeEtal198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Alligator_Riv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4913</text:p>
          </table:table-cell>
          <table:table-cell table:style-name="ACE-0" office:value-type="float" office:value="-12.602">
            <text:p>−12.602</text:p>
          </table:table-cell>
          <table:table-cell table:style-name="ACE-0" office:value-type="float" office:value="132.43600000000001">
            <text:p>132.436</text:p>
          </table:table-cell>
          <table:table-cell table:style-name="ACE-0" office:value-type="float" office:value="4550">
            <text:p>4550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Mangrove fragments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0.51000000000000001">
            <text:p>−0.51</text:p>
          </table:table-cell>
          <table:table-cell table:style-name="ACE-0" office:value-type="float" office:value="2.4500000000000002">
            <text:p>2.45</text:p>
          </table:table-cell>
          <table:table-cell table:style-name="ACE-0" office:value-type="float" office:value="2.4500000000000002">
            <text:p>2.45</text:p>
          </table:table-cell>
          <table:table-cell table:style-name="ACE-0" office:value-type="string">
            <text:p>WoodroffeEtal1985,WoodroffeEtal1986,WoodroffeEtal198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Alligator_Riv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4914</text:p>
          </table:table-cell>
          <table:table-cell table:style-name="ACE-0" office:value-type="float" office:value="-12.602">
            <text:p>−12.602</text:p>
          </table:table-cell>
          <table:table-cell table:style-name="ACE-0" office:value-type="float" office:value="132.43600000000001">
            <text:p>132.436</text:p>
          </table:table-cell>
          <table:table-cell table:style-name="ACE-0" office:value-type="float" office:value="5870">
            <text:p>587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Mangrove fragments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3.0099999999999998">
            <text:p>−3.01</text:p>
          </table:table-cell>
          <table:table-cell table:style-name="ACE-0" office:value-type="float" office:value="2.4500000000000002">
            <text:p>2.45</text:p>
          </table:table-cell>
          <table:table-cell table:style-name="ACE-0" office:value-type="float" office:value="2.4500000000000002">
            <text:p>2.45</text:p>
          </table:table-cell>
          <table:table-cell table:style-name="ACE-0" office:value-type="string">
            <text:p>WoodroffeEtal1985,WoodroffeEtal1986,WoodroffeEtal198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Alligator_Riv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4916</text:p>
          </table:table-cell>
          <table:table-cell table:style-name="ACE-0" office:value-type="float" office:value="-12.602">
            <text:p>−12.602</text:p>
          </table:table-cell>
          <table:table-cell table:style-name="ACE-0" office:value-type="float" office:value="132.43600000000001">
            <text:p>132.436</text:p>
          </table:table-cell>
          <table:table-cell table:style-name="ACE-0" office:value-type="float" office:value="6870">
            <text:p>687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Mangrove fragments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4.71">
            <text:p>−4.71</text:p>
          </table:table-cell>
          <table:table-cell table:style-name="ACE-0" office:value-type="float" office:value="2.4500000000000002">
            <text:p>2.45</text:p>
          </table:table-cell>
          <table:table-cell table:style-name="ACE-0" office:value-type="float" office:value="2.4500000000000002">
            <text:p>2.45</text:p>
          </table:table-cell>
          <table:table-cell table:style-name="ACE-0" office:value-type="string">
            <text:p>WoodroffeEtal1985,WoodroffeEtal1986,WoodroffeEtal198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Alligator_Riv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3863</text:p>
          </table:table-cell>
          <table:table-cell table:style-name="ACE-0" office:value-type="float" office:value="-12.574999999999999">
            <text:p>−12.575</text:p>
          </table:table-cell>
          <table:table-cell table:style-name="ACE-0" office:value-type="float" office:value="132.43700000000001">
            <text:p>132.437</text:p>
          </table:table-cell>
          <table:table-cell table:style-name="ACE-0" office:value-type="float" office:value="2600">
            <text:p>260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Mangrove fragments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0.94999999999999996">
            <text:p>−0.95</text:p>
          </table:table-cell>
          <table:table-cell table:style-name="ACE-0" office:value-type="float" office:value="2.6499999999999999">
            <text:p>2.65</text:p>
          </table:table-cell>
          <table:table-cell table:style-name="ACE-0" office:value-type="float" office:value="2.6499999999999999">
            <text:p>2.65</text:p>
          </table:table-cell>
          <table:table-cell table:style-name="ACE-0" office:value-type="string">
            <text:p>WoodroffeEtal1985,WoodroffeEtal1986,WoodroffeEtal198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Alligator_Riv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3863</text:p>
          </table:table-cell>
          <table:table-cell table:style-name="ACE-0" office:value-type="float" office:value="-12.571">
            <text:p>−12.571</text:p>
          </table:table-cell>
          <table:table-cell table:style-name="ACE-0" office:value-type="float" office:value="132.43600000000001">
            <text:p>132.436</text:p>
          </table:table-cell>
          <table:table-cell table:style-name="ACE-0" office:value-type="float" office:value="6720">
            <text:p>672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Mangrove fragments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3.75">
            <text:p>−3.75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string">
            <text:p>WoodroffeEtal1985,WoodroffeEtal1986,WoodroffeEtal198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Alligator_Riv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3911</text:p>
          </table:table-cell>
          <table:table-cell table:style-name="ACE-0" office:value-type="float" office:value="-12.569000000000001">
            <text:p>−12.569</text:p>
          </table:table-cell>
          <table:table-cell table:style-name="ACE-0" office:value-type="float" office:value="132.42099999999999">
            <text:p>132.421</text:p>
          </table:table-cell>
          <table:table-cell table:style-name="ACE-0" office:value-type="float" office:value="7470">
            <text:p>747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Mangrove wood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0.699999999999999">
            <text:p>−10.7</text:p>
          </table:table-cell>
          <table:table-cell table:style-name="ACE-0" office:value-type="float" office:value="2.6499999999999999">
            <text:p>2.65</text:p>
          </table:table-cell>
          <table:table-cell table:style-name="ACE-0" office:value-type="float" office:value="2.6499999999999999">
            <text:p>2.65</text:p>
          </table:table-cell>
          <table:table-cell table:style-name="ACE-0" office:value-type="string">
            <text:p>WoodroffeEtal1985,WoodroffeEtal1986,WoodroffeEtal198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Alligator_Riv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3912</text:p>
          </table:table-cell>
          <table:table-cell table:style-name="ACE-0" office:value-type="float" office:value="-12.569000000000001">
            <text:p>−12.569</text:p>
          </table:table-cell>
          <table:table-cell table:style-name="ACE-0" office:value-type="float" office:value="132.428">
            <text:p>132.428</text:p>
          </table:table-cell>
          <table:table-cell table:style-name="ACE-0" office:value-type="float" office:value="3950">
            <text:p>395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angrove wood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.05">
            <text:p>−1.05</text:p>
          </table:table-cell>
          <table:table-cell table:style-name="ACE-0" office:value-type="float" office:value="2.6499999999999999">
            <text:p>2.65</text:p>
          </table:table-cell>
          <table:table-cell table:style-name="ACE-0" office:value-type="float" office:value="2.6499999999999999">
            <text:p>2.65</text:p>
          </table:table-cell>
          <table:table-cell table:style-name="ACE-0" office:value-type="string">
            <text:p>WoodroffeEtal1985,WoodroffeEtal1986,WoodroffeEtal198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Alligator_Riv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4116</text:p>
          </table:table-cell>
          <table:table-cell table:style-name="ACE-0" office:value-type="float" office:value="-12.568">
            <text:p>−12.568</text:p>
          </table:table-cell>
          <table:table-cell table:style-name="ACE-0" office:value-type="float" office:value="132.423">
            <text:p>132.423</text:p>
          </table:table-cell>
          <table:table-cell table:style-name="ACE-0" office:value-type="float" office:value="5910">
            <text:p>5910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Mangrove fragments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2.7000000000000002">
            <text:p>−2.7</text:p>
          </table:table-cell>
          <table:table-cell table:style-name="ACE-0" office:value-type="float" office:value="2.6499999999999999">
            <text:p>2.65</text:p>
          </table:table-cell>
          <table:table-cell table:style-name="ACE-0" office:value-type="float" office:value="2.6499999999999999">
            <text:p>2.65</text:p>
          </table:table-cell>
          <table:table-cell table:style-name="ACE-0" office:value-type="string">
            <text:p>WoodroffeEtal1985,WoodroffeEtal1986,WoodroffeEtal198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Alligator_Riv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3934</text:p>
          </table:table-cell>
          <table:table-cell table:style-name="ACE-0" office:value-type="float" office:value="-12.568">
            <text:p>−12.568</text:p>
          </table:table-cell>
          <table:table-cell table:style-name="ACE-0" office:value-type="float" office:value="132.423">
            <text:p>132.423</text:p>
          </table:table-cell>
          <table:table-cell table:style-name="ACE-0" office:value-type="float" office:value="6150">
            <text:p>615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Mangrove wood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5.2000000000000002">
            <text:p>−5.2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string">
            <text:p>WoodroffeEtal1985,WoodroffeEtal1986,WoodroffeEtal198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Alligator_Riv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3781</text:p>
          </table:table-cell>
          <table:table-cell table:style-name="ACE-0" office:value-type="float" office:value="-12.56">
            <text:p>−12.56</text:p>
          </table:table-cell>
          <table:table-cell table:style-name="ACE-0" office:value-type="float" office:value="132.41900000000001">
            <text:p>132.419</text:p>
          </table:table-cell>
          <table:table-cell table:style-name="ACE-0" office:value-type="float" office:value="1880">
            <text:p>1880</text:p>
          </table:table-cell>
          <table:table-cell table:style-name="ACE-0" office:value-type="float" office:value="290">
            <text:p>290</text:p>
          </table:table-cell>
          <table:table-cell table:style-name="ACE-0" office:value-type="string">
            <text:p>Mangrove fragments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0.65000000000000002">
            <text:p>−0.65</text:p>
          </table:table-cell>
          <table:table-cell table:style-name="ACE-0" office:value-type="float" office:value="2.75">
            <text:p>2.75</text:p>
          </table:table-cell>
          <table:table-cell table:style-name="ACE-0" office:value-type="float" office:value="2.75">
            <text:p>2.75</text:p>
          </table:table-cell>
          <table:table-cell table:style-name="ACE-0" office:value-type="string">
            <text:p>WoodroffeEtal1985,WoodroffeEtal1986,WoodroffeEtal198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Alligator_Riv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3779</text:p>
          </table:table-cell>
          <table:table-cell table:style-name="ACE-0" office:value-type="float" office:value="-12.56">
            <text:p>−12.56</text:p>
          </table:table-cell>
          <table:table-cell table:style-name="ACE-0" office:value-type="float" office:value="132.41900000000001">
            <text:p>132.419</text:p>
          </table:table-cell>
          <table:table-cell table:style-name="ACE-0" office:value-type="float" office:value="2100">
            <text:p>2100</text:p>
          </table:table-cell>
          <table:table-cell table:style-name="ACE-0" office:value-type="float" office:value="370">
            <text:p>370</text:p>
          </table:table-cell>
          <table:table-cell table:style-name="ACE-0" office:value-type="string">
            <text:p>Mangrove fragments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4.75">
            <text:p>−4.75</text:p>
          </table:table-cell>
          <table:table-cell table:style-name="ACE-0" office:value-type="float" office:value="2.75">
            <text:p>2.75</text:p>
          </table:table-cell>
          <table:table-cell table:style-name="ACE-0" office:value-type="float" office:value="2.75">
            <text:p>2.75</text:p>
          </table:table-cell>
          <table:table-cell table:style-name="ACE-0" office:value-type="string">
            <text:p>WoodroffeEtal1985,WoodroffeEtal1986,WoodroffeEtal198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Alligator_Riv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3990</text:p>
          </table:table-cell>
          <table:table-cell table:style-name="ACE-0" office:value-type="float" office:value="-12.525">
            <text:p>−12.525</text:p>
          </table:table-cell>
          <table:table-cell table:style-name="ACE-0" office:value-type="float" office:value="132.39099999999999">
            <text:p>132.391</text:p>
          </table:table-cell>
          <table:table-cell table:style-name="ACE-0" office:value-type="float" office:value="5940">
            <text:p>594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Mangrove fragments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0.72999999999999998">
            <text:p>−0.73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string">
            <text:p>WoodroffeEtal1985,WoodroffeEtal1986,WoodroffeEtal198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Alligator_Riv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4005</text:p>
          </table:table-cell>
          <table:table-cell table:style-name="ACE-0" office:value-type="float" office:value="-12.522">
            <text:p>−12.522</text:p>
          </table:table-cell>
          <table:table-cell table:style-name="ACE-0" office:value-type="float" office:value="132.40000000000001">
            <text:p>132.4</text:p>
          </table:table-cell>
          <table:table-cell table:style-name="ACE-0" office:value-type="float" office:value="5850">
            <text:p>585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angrove fragments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2.75">
            <text:p>−2.75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string">
            <text:p>WoodroffeEtal1985,WoodroffeEtal1986,WoodroffeEtal198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Alligator_Riv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4004</text:p>
          </table:table-cell>
          <table:table-cell table:style-name="ACE-0" office:value-type="float" office:value="-12.522">
            <text:p>−12.522</text:p>
          </table:table-cell>
          <table:table-cell table:style-name="ACE-0" office:value-type="float" office:value="132.40000000000001">
            <text:p>132.4</text:p>
          </table:table-cell>
          <table:table-cell table:style-name="ACE-0" office:value-type="float" office:value="6660">
            <text:p>666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angrove fragments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5.1500000000000004">
            <text:p>−5.15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string">
            <text:p>WoodroffeEtal1985,WoodroffeEtal1986,WoodroffeEtal198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Alligator_Riv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4123</text:p>
          </table:table-cell>
          <table:table-cell table:style-name="ACE-0" office:value-type="float" office:value="-12.472">
            <text:p>−12.472</text:p>
          </table:table-cell>
          <table:table-cell table:style-name="ACE-0" office:value-type="float" office:value="132.43700000000001">
            <text:p>132.437</text:p>
          </table:table-cell>
          <table:table-cell table:style-name="ACE-0" office:value-type="float" office:value="7920">
            <text:p>7920</text:p>
          </table:table-cell>
          <table:table-cell table:style-name="ACE-0" office:value-type="float" office:value="350">
            <text:p>350</text:p>
          </table:table-cell>
          <table:table-cell table:style-name="ACE-0" office:value-type="string">
            <text:p>Mangrove fragments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4.15">
            <text:p>−14.15</text:p>
          </table:table-cell>
          <table:table-cell table:style-name="ACE-0" office:value-type="float" office:value="2.9500000000000002">
            <text:p>2.95</text:p>
          </table:table-cell>
          <table:table-cell table:style-name="ACE-0" office:value-type="float" office:value="2.9500000000000002">
            <text:p>2.95</text:p>
          </table:table-cell>
          <table:table-cell table:style-name="ACE-0" office:value-type="string">
            <text:p>WoodroffeEtal1985,WoodroffeEtal1986,WoodroffeEtal198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Alligator_Riv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4003</text:p>
          </table:table-cell>
          <table:table-cell table:style-name="ACE-0" office:value-type="float" office:value="-12.465">
            <text:p>−12.465</text:p>
          </table:table-cell>
          <table:table-cell table:style-name="ACE-0" office:value-type="float" office:value="132.44499999999999">
            <text:p>132.445</text:p>
          </table:table-cell>
          <table:table-cell table:style-name="ACE-0" office:value-type="float" office:value="6470">
            <text:p>647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Mangrove fragments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0.40000000000000002">
            <text:p>−0.4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string">
            <text:p>WoodroffeEtal1985,WoodroffeEtal1986,WoodroffeEtal198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Alligator_Riv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4009</text:p>
          </table:table-cell>
          <table:table-cell table:style-name="ACE-0" office:value-type="float" office:value="-12.465">
            <text:p>−12.465</text:p>
          </table:table-cell>
          <table:table-cell table:style-name="ACE-0" office:value-type="float" office:value="132.44499999999999">
            <text:p>132.445</text:p>
          </table:table-cell>
          <table:table-cell table:style-name="ACE-0" office:value-type="float" office:value="6480">
            <text:p>648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Mangrove wood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.7">
            <text:p>−1.7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string">
            <text:p>WoodroffeEtal1985,WoodroffeEtal1986,WoodroffeEtal198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Alligator_Riv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3866</text:p>
          </table:table-cell>
          <table:table-cell table:style-name="ACE-0" office:value-type="float" office:value="-12.460000000000001">
            <text:p>−12.46</text:p>
          </table:table-cell>
          <table:table-cell table:style-name="ACE-0" office:value-type="float" office:value="132.37">
            <text:p>132.37</text:p>
          </table:table-cell>
          <table:table-cell table:style-name="ACE-0" office:value-type="float" office:value="5800">
            <text:p>580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Mangrove fragments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2.3900000000000001">
            <text:p>−2.39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string">
            <text:p>WoodroffeEtal1985,WoodroffeEtal1986,WoodroffeEtal198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Alligator_Riv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3865</text:p>
          </table:table-cell>
          <table:table-cell table:style-name="ACE-0" office:value-type="float" office:value="-12.460000000000001">
            <text:p>−12.46</text:p>
          </table:table-cell>
          <table:table-cell table:style-name="ACE-0" office:value-type="float" office:value="132.37">
            <text:p>132.37</text:p>
          </table:table-cell>
          <table:table-cell table:style-name="ACE-0" office:value-type="float" office:value="7070">
            <text:p>707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Mangrove fragments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5.8900000000000006">
            <text:p>−5.89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string">
            <text:p>WoodroffeEtal1985,WoodroffeEtal1986,WoodroffeEtal198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Alligator_Riv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4125</text:p>
          </table:table-cell>
          <table:table-cell table:style-name="ACE-0" office:value-type="float" office:value="-12.460000000000001">
            <text:p>−12.46</text:p>
          </table:table-cell>
          <table:table-cell table:style-name="ACE-0" office:value-type="float" office:value="132.37">
            <text:p>132.37</text:p>
          </table:table-cell>
          <table:table-cell table:style-name="ACE-0" office:value-type="float" office:value="5630">
            <text:p>563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Mangrove wood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2.29">
            <text:p>−2.29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string">
            <text:p>WoodroffeEtal1985,WoodroffeEtal1986,WoodroffeEtal198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Alligator_Riv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4002</text:p>
          </table:table-cell>
          <table:table-cell table:style-name="ACE-0" office:value-type="float" office:value="-12.460000000000001">
            <text:p>−12.46</text:p>
          </table:table-cell>
          <table:table-cell table:style-name="ACE-0" office:value-type="float" office:value="132.441">
            <text:p>132.441</text:p>
          </table:table-cell>
          <table:table-cell table:style-name="ACE-0" office:value-type="float" office:value="2710">
            <text:p>271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Mangrove fragments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2.0099999999999998">
            <text:p>−2.01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string">
            <text:p>WoodroffeEtal1985,WoodroffeEtal1986,WoodroffeEtal198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Alligator_Riv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4000</text:p>
          </table:table-cell>
          <table:table-cell table:style-name="ACE-0" office:value-type="float" office:value="-12.455">
            <text:p>−12.455</text:p>
          </table:table-cell>
          <table:table-cell table:style-name="ACE-0" office:value-type="float" office:value="132.41200000000001">
            <text:p>132.412</text:p>
          </table:table-cell>
          <table:table-cell table:style-name="ACE-0" office:value-type="float" office:value="5600">
            <text:p>5600</text:p>
          </table:table-cell>
          <table:table-cell table:style-name="ACE-0" office:value-type="float" office:value="210">
            <text:p>210</text:p>
          </table:table-cell>
          <table:table-cell table:style-name="ACE-0" office:value-type="string">
            <text:p>Mangrove fragments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4.5500000000000007">
            <text:p>−4.55</text:p>
          </table:table-cell>
          <table:table-cell table:style-name="ACE-0" office:value-type="float" office:value="2.6499999999999999">
            <text:p>2.65</text:p>
          </table:table-cell>
          <table:table-cell table:style-name="ACE-0" office:value-type="float" office:value="2.6499999999999999">
            <text:p>2.65</text:p>
          </table:table-cell>
          <table:table-cell table:style-name="ACE-0" office:value-type="string">
            <text:p>WoodroffeEtal1985,WoodroffeEtal1986,WoodroffeEtal198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Alligator_Riv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4001</text:p>
          </table:table-cell>
          <table:table-cell table:style-name="ACE-0" office:value-type="float" office:value="-12.455">
            <text:p>−12.455</text:p>
          </table:table-cell>
          <table:table-cell table:style-name="ACE-0" office:value-type="float" office:value="132.41200000000001">
            <text:p>132.412</text:p>
          </table:table-cell>
          <table:table-cell table:style-name="ACE-0" office:value-type="float" office:value="6540">
            <text:p>6540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Mangrove fragments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9.9499999999999993">
            <text:p>−9.95</text:p>
          </table:table-cell>
          <table:table-cell table:style-name="ACE-0" office:value-type="float" office:value="2.6499999999999999">
            <text:p>2.65</text:p>
          </table:table-cell>
          <table:table-cell table:style-name="ACE-0" office:value-type="float" office:value="2.6499999999999999">
            <text:p>2.65</text:p>
          </table:table-cell>
          <table:table-cell table:style-name="ACE-0" office:value-type="string">
            <text:p>WoodroffeEtal1985,WoodroffeEtal1986,WoodroffeEtal198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Alligator_Riv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3920</text:p>
          </table:table-cell>
          <table:table-cell table:style-name="ACE-0" office:value-type="float" office:value="-12.398">
            <text:p>−12.398</text:p>
          </table:table-cell>
          <table:table-cell table:style-name="ACE-0" office:value-type="float" office:value="132.42400000000001">
            <text:p>132.424</text:p>
          </table:table-cell>
          <table:table-cell table:style-name="ACE-0" office:value-type="float" office:value="7950">
            <text:p>795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Mangrove fragments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2.35">
            <text:p>−12.35</text:p>
          </table:table-cell>
          <table:table-cell table:style-name="ACE-0" office:value-type="float" office:value="3.0499999999999998">
            <text:p>3.05</text:p>
          </table:table-cell>
          <table:table-cell table:style-name="ACE-0" office:value-type="float" office:value="3.0499999999999998">
            <text:p>3.05</text:p>
          </table:table-cell>
          <table:table-cell table:style-name="ACE-0" office:value-type="string">
            <text:p>WoodroffeEtal1985,WoodroffeEtal1986,WoodroffeEtal198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Alligator_Riv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3919</text:p>
          </table:table-cell>
          <table:table-cell table:style-name="ACE-0" office:value-type="float" office:value="-12.394">
            <text:p>−12.394</text:p>
          </table:table-cell>
          <table:table-cell table:style-name="ACE-0" office:value-type="float" office:value="132.43100000000001">
            <text:p>132.431</text:p>
          </table:table-cell>
          <table:table-cell table:style-name="ACE-0" office:value-type="float" office:value="7120">
            <text:p>712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Mangrove fragments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1.35">
            <text:p>−11.35</text:p>
          </table:table-cell>
          <table:table-cell table:style-name="ACE-0" office:value-type="float" office:value="2.9500000000000002">
            <text:p>2.95</text:p>
          </table:table-cell>
          <table:table-cell table:style-name="ACE-0" office:value-type="float" office:value="2.9500000000000002">
            <text:p>2.95</text:p>
          </table:table-cell>
          <table:table-cell table:style-name="ACE-0" office:value-type="string">
            <text:p>WoodroffeEtal1985,WoodroffeEtal1986,WoodroffeEtal198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Alligator_Riv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3782</text:p>
          </table:table-cell>
          <table:table-cell table:style-name="ACE-0" office:value-type="float" office:value="-12.375">
            <text:p>−12.375</text:p>
          </table:table-cell>
          <table:table-cell table:style-name="ACE-0" office:value-type="float" office:value="132.37">
            <text:p>132.37</text:p>
          </table:table-cell>
          <table:table-cell table:style-name="ACE-0" office:value-type="float" office:value="6400">
            <text:p>6400</text:p>
          </table:table-cell>
          <table:table-cell table:style-name="ACE-0" office:value-type="float" office:value="820">
            <text:p>820</text:p>
          </table:table-cell>
          <table:table-cell table:style-name="ACE-0" office:value-type="string">
            <text:p>Mangrove fragments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0.14999999999999999">
            <text:p>−0.15</text:p>
          </table:table-cell>
          <table:table-cell table:style-name="ACE-0" office:value-type="float" office:value="2.6499999999999999">
            <text:p>2.65</text:p>
          </table:table-cell>
          <table:table-cell table:style-name="ACE-0" office:value-type="float" office:value="2.6499999999999999">
            <text:p>2.65</text:p>
          </table:table-cell>
          <table:table-cell table:style-name="ACE-0" office:value-type="string">
            <text:p>WoodroffeEtal1985,WoodroffeEtal1986,WoodroffeEtal198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Alligator_Riv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3780</text:p>
          </table:table-cell>
          <table:table-cell table:style-name="ACE-0" office:value-type="float" office:value="-12.375">
            <text:p>−12.375</text:p>
          </table:table-cell>
          <table:table-cell table:style-name="ACE-0" office:value-type="float" office:value="132.37">
            <text:p>132.37</text:p>
          </table:table-cell>
          <table:table-cell table:style-name="ACE-0" office:value-type="float" office:value="5890">
            <text:p>5890</text:p>
          </table:table-cell>
          <table:table-cell table:style-name="ACE-0" office:value-type="float" office:value="230">
            <text:p>230</text:p>
          </table:table-cell>
          <table:table-cell table:style-name="ACE-0" office:value-type="string">
            <text:p>Mangrove fragments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.75">
            <text:p>−1.75</text:p>
          </table:table-cell>
          <table:table-cell table:style-name="ACE-0" office:value-type="float" office:value="2.6499999999999999">
            <text:p>2.65</text:p>
          </table:table-cell>
          <table:table-cell table:style-name="ACE-0" office:value-type="float" office:value="2.6499999999999999">
            <text:p>2.65</text:p>
          </table:table-cell>
          <table:table-cell table:style-name="ACE-0" office:value-type="string">
            <text:p>WoodroffeEtal1985,WoodroffeEtal1986,WoodroffeEtal198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Alligator_Riv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3924</text:p>
          </table:table-cell>
          <table:table-cell table:style-name="ACE-0" office:value-type="float" office:value="-12.346">
            <text:p>−12.346</text:p>
          </table:table-cell>
          <table:table-cell table:style-name="ACE-0" office:value-type="float" office:value="132.36799999999999">
            <text:p>132.368</text:p>
          </table:table-cell>
          <table:table-cell table:style-name="ACE-0" office:value-type="float" office:value="6470">
            <text:p>647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Mangrove wood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2.7799999999999998">
            <text:p>−2.78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string">
            <text:p>WoodroffeEtal1985,WoodroffeEtal1986,WoodroffeEtal198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Alligator_Riv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3923</text:p>
          </table:table-cell>
          <table:table-cell table:style-name="ACE-0" office:value-type="float" office:value="-12.343">
            <text:p>−12.343</text:p>
          </table:table-cell>
          <table:table-cell table:style-name="ACE-0" office:value-type="float" office:value="132.37799999999999">
            <text:p>132.378</text:p>
          </table:table-cell>
          <table:table-cell table:style-name="ACE-0" office:value-type="float" office:value="6110">
            <text:p>611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Mangrove wood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0.72999999999999998">
            <text:p>−0.73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string">
            <text:p>WoodroffeEtal1985,WoodroffeEtal1986,WoodroffeEtal198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Alligator_Riv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4010</text:p>
          </table:table-cell>
          <table:table-cell table:style-name="ACE-0" office:value-type="float" office:value="-12.339">
            <text:p>−12.339</text:p>
          </table:table-cell>
          <table:table-cell table:style-name="ACE-0" office:value-type="float" office:value="132.39099999999999">
            <text:p>132.391</text:p>
          </table:table-cell>
          <table:table-cell table:style-name="ACE-0" office:value-type="float" office:value="6760">
            <text:p>676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Mangrove fragments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6.2900000000000009">
            <text:p>−6.29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string">
            <text:p>WoodroffeEtal1985,WoodroffeEtal1986,WoodroffeEtal198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Alligator_Riv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3922</text:p>
          </table:table-cell>
          <table:table-cell table:style-name="ACE-0" office:value-type="float" office:value="-12.337999999999999">
            <text:p>−12.338</text:p>
          </table:table-cell>
          <table:table-cell table:style-name="ACE-0" office:value-type="float" office:value="132.39099999999999">
            <text:p>132.391</text:p>
          </table:table-cell>
          <table:table-cell table:style-name="ACE-0" office:value-type="float" office:value="2930">
            <text:p>293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Mangrove fragments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0.19">
            <text:p>−0.19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string">
            <text:p>WoodroffeEtal1985,WoodroffeEtal1986,WoodroffeEtal198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Alligator_Riv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4126</text:p>
          </table:table-cell>
          <table:table-cell table:style-name="ACE-0" office:value-type="float" office:value="-12.332000000000001">
            <text:p>−12.332</text:p>
          </table:table-cell>
          <table:table-cell table:style-name="ACE-0" office:value-type="float" office:value="132.43600000000001">
            <text:p>132.436</text:p>
          </table:table-cell>
          <table:table-cell table:style-name="ACE-0" office:value-type="float" office:value="3610">
            <text:p>3610</text:p>
          </table:table-cell>
          <table:table-cell table:style-name="ACE-0" office:value-type="float" office:value="530">
            <text:p>530</text:p>
          </table:table-cell>
          <table:table-cell table:style-name="ACE-0" office:value-type="string">
            <text:p>Mangrove fragments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2.6000000000000001">
            <text:p>−2.6</text:p>
          </table:table-cell>
          <table:table-cell table:style-name="ACE-0" office:value-type="float" office:value="2.6499999999999999">
            <text:p>2.65</text:p>
          </table:table-cell>
          <table:table-cell table:style-name="ACE-0" office:value-type="float" office:value="2.6499999999999999">
            <text:p>2.65</text:p>
          </table:table-cell>
          <table:table-cell table:style-name="ACE-0" office:value-type="string">
            <text:p>WoodroffeEtal1985,WoodroffeEtal1986,WoodroffeEtal198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Alligator_Riv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4115</text:p>
          </table:table-cell>
          <table:table-cell table:style-name="ACE-0" office:value-type="float" office:value="-12.332000000000001">
            <text:p>−12.332</text:p>
          </table:table-cell>
          <table:table-cell table:style-name="ACE-0" office:value-type="float" office:value="132.441">
            <text:p>132.441</text:p>
          </table:table-cell>
          <table:table-cell table:style-name="ACE-0" office:value-type="float" office:value="5850">
            <text:p>5850</text:p>
          </table:table-cell>
          <table:table-cell table:style-name="ACE-0" office:value-type="float" office:value="280">
            <text:p>280</text:p>
          </table:table-cell>
          <table:table-cell table:style-name="ACE-0" office:value-type="string">
            <text:p>Mangrove fragments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2.5499999999999998">
            <text:p>−2.55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string">
            <text:p>WoodroffeEtal1985,WoodroffeEtal1986,WoodroffeEtal198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Alligator_Riv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4008</text:p>
          </table:table-cell>
          <table:table-cell table:style-name="ACE-0" office:value-type="float" office:value="-12.332000000000001">
            <text:p>−12.332</text:p>
          </table:table-cell>
          <table:table-cell table:style-name="ACE-0" office:value-type="float" office:value="132.441">
            <text:p>132.441</text:p>
          </table:table-cell>
          <table:table-cell table:style-name="ACE-0" office:value-type="float" office:value="6800">
            <text:p>680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Mangrove fragments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7.75">
            <text:p>−7.75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string">
            <text:p>WoodroffeEtal1985,WoodroffeEtal1986,WoodroffeEtal198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Alligator_Riv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4007</text:p>
          </table:table-cell>
          <table:table-cell table:style-name="ACE-0" office:value-type="float" office:value="-12.331">
            <text:p>−12.331</text:p>
          </table:table-cell>
          <table:table-cell table:style-name="ACE-0" office:value-type="float" office:value="132.44200000000001">
            <text:p>132.442</text:p>
          </table:table-cell>
          <table:table-cell table:style-name="ACE-0" office:value-type="float" office:value="4620">
            <text:p>4620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Mangrove fragments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.05">
            <text:p>−1.05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string">
            <text:p>WoodroffeEtal1985,WoodroffeEtal1986,WoodroffeEtal198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Alligator_Riv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3929</text:p>
          </table:table-cell>
          <table:table-cell table:style-name="ACE-0" office:value-type="float" office:value="-12.173">
            <text:p>−12.173</text:p>
          </table:table-cell>
          <table:table-cell table:style-name="ACE-0" office:value-type="float" office:value="132.50700000000001">
            <text:p>132.507</text:p>
          </table:table-cell>
          <table:table-cell table:style-name="ACE-0" office:value-type="float" office:value="6320">
            <text:p>632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Mangrove wood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.3">
            <text:p>−1.3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string">
            <text:p>WoodroffeEtal1985,WoodroffeEtal1986,WoodroffeEtal198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Alligator_Riv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3930</text:p>
          </table:table-cell>
          <table:table-cell table:style-name="ACE-0" office:value-type="float" office:value="-12.173">
            <text:p>−12.173</text:p>
          </table:table-cell>
          <table:table-cell table:style-name="ACE-0" office:value-type="float" office:value="132.50700000000001">
            <text:p>132.507</text:p>
          </table:table-cell>
          <table:table-cell table:style-name="ACE-0" office:value-type="float" office:value="6240">
            <text:p>624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Mangrove wood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2.7999999999999998">
            <text:p>−2.8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string">
            <text:p>WoodroffeEtal1985,WoodroffeEtal1986,WoodroffeEtal198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Alligator_Riv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4060</text:p>
          </table:table-cell>
          <table:table-cell table:style-name="ACE-0" office:value-type="float" office:value="-12.167">
            <text:p>−12.167</text:p>
          </table:table-cell>
          <table:table-cell table:style-name="ACE-0" office:value-type="float" office:value="132.50200000000001">
            <text:p>132.502</text:p>
          </table:table-cell>
          <table:table-cell table:style-name="ACE-0" office:value-type="float" office:value="5350">
            <text:p>535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Mangrove fragments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.24">
            <text:p>−1.24</text:p>
          </table:table-cell>
          <table:table-cell table:style-name="ACE-0" office:value-type="float" office:value="2.6499999999999999">
            <text:p>2.65</text:p>
          </table:table-cell>
          <table:table-cell table:style-name="ACE-0" office:value-type="float" office:value="2.6499999999999999">
            <text:p>2.65</text:p>
          </table:table-cell>
          <table:table-cell table:style-name="ACE-0" office:value-type="string">
            <text:p>WoodroffeEtal1985,WoodroffeEtal1986,WoodroffeEtal198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Alligator_Riv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4059</text:p>
          </table:table-cell>
          <table:table-cell table:style-name="ACE-0" office:value-type="float" office:value="-12.167">
            <text:p>−12.167</text:p>
          </table:table-cell>
          <table:table-cell table:style-name="ACE-0" office:value-type="float" office:value="132.50200000000001">
            <text:p>132.502</text:p>
          </table:table-cell>
          <table:table-cell table:style-name="ACE-0" office:value-type="float" office:value="6640">
            <text:p>664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Mangrove fragments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2.8399999999999999">
            <text:p>−2.84</text:p>
          </table:table-cell>
          <table:table-cell table:style-name="ACE-0" office:value-type="float" office:value="2.6499999999999999">
            <text:p>2.65</text:p>
          </table:table-cell>
          <table:table-cell table:style-name="ACE-0" office:value-type="float" office:value="2.6499999999999999">
            <text:p>2.65</text:p>
          </table:table-cell>
          <table:table-cell table:style-name="ACE-0" office:value-type="string">
            <text:p>WoodroffeEtal1985,WoodroffeEtal1986,WoodroffeEtal198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Alligator_Riv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3998</text:p>
          </table:table-cell>
          <table:table-cell table:style-name="ACE-0" office:value-type="float" office:value="-12.164">
            <text:p>−12.164</text:p>
          </table:table-cell>
          <table:table-cell table:style-name="ACE-0" office:value-type="float" office:value="132.506">
            <text:p>132.506</text:p>
          </table:table-cell>
          <table:table-cell table:style-name="ACE-0" office:value-type="float" office:value="6550">
            <text:p>655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Mangrove fragments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5.0500000000000007">
            <text:p>−5.05</text:p>
          </table:table-cell>
          <table:table-cell table:style-name="ACE-0" office:value-type="float" office:value="2.6499999999999999">
            <text:p>2.65</text:p>
          </table:table-cell>
          <table:table-cell table:style-name="ACE-0" office:value-type="float" office:value="2.6499999999999999">
            <text:p>2.65</text:p>
          </table:table-cell>
          <table:table-cell table:style-name="ACE-0" office:value-type="string">
            <text:p>WoodroffeEtal1985,WoodroffeEtal1986,WoodroffeEtal198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Alligator_Riv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3997</text:p>
          </table:table-cell>
          <table:table-cell table:style-name="ACE-0" office:value-type="float" office:value="-12.157">
            <text:p>−12.157</text:p>
          </table:table-cell>
          <table:table-cell table:style-name="ACE-0" office:value-type="float" office:value="132.50399999999999">
            <text:p>132.504</text:p>
          </table:table-cell>
          <table:table-cell table:style-name="ACE-0" office:value-type="float" office:value="6720">
            <text:p>6720</text:p>
          </table:table-cell>
          <table:table-cell table:style-name="ACE-0" office:value-type="float" office:value="350">
            <text:p>350</text:p>
          </table:table-cell>
          <table:table-cell table:style-name="ACE-0" office:value-type="string">
            <text:p>Mangrove fragments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5.7200000000000006">
            <text:p>−5.72</text:p>
          </table:table-cell>
          <table:table-cell table:style-name="ACE-0" office:value-type="float" office:value="2.6499999999999999">
            <text:p>2.65</text:p>
          </table:table-cell>
          <table:table-cell table:style-name="ACE-0" office:value-type="float" office:value="2.6499999999999999">
            <text:p>2.65</text:p>
          </table:table-cell>
          <table:table-cell table:style-name="ACE-0" office:value-type="string">
            <text:p>WoodroffeEtal1985,WoodroffeEtal1986,WoodroffeEtal198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Alligator_Riv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3931</text:p>
          </table:table-cell>
          <table:table-cell table:style-name="ACE-0" office:value-type="float" office:value="-12.146000000000001">
            <text:p>−12.146</text:p>
          </table:table-cell>
          <table:table-cell table:style-name="ACE-0" office:value-type="float" office:value="132.50399999999999">
            <text:p>132.504</text:p>
          </table:table-cell>
          <table:table-cell table:style-name="ACE-0" office:value-type="float" office:value="6700">
            <text:p>670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Mangrove fragments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5.3200000000000003">
            <text:p>−5.32</text:p>
          </table:table-cell>
          <table:table-cell table:style-name="ACE-0" office:value-type="float" office:value="2.6499999999999999">
            <text:p>2.65</text:p>
          </table:table-cell>
          <table:table-cell table:style-name="ACE-0" office:value-type="float" office:value="2.6499999999999999">
            <text:p>2.65</text:p>
          </table:table-cell>
          <table:table-cell table:style-name="ACE-0" office:value-type="string">
            <text:p>WoodroffeEtal1985,WoodroffeEtal1986,WoodroffeEtal198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Alligator_Riv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4248</text:p>
          </table:table-cell>
          <table:table-cell table:style-name="ACE-0" office:value-type="float" office:value="-12.146000000000001">
            <text:p>−12.146</text:p>
          </table:table-cell>
          <table:table-cell table:style-name="ACE-0" office:value-type="float" office:value="132.50399999999999">
            <text:p>132.504</text:p>
          </table:table-cell>
          <table:table-cell table:style-name="ACE-0" office:value-type="float" office:value="6580">
            <text:p>6580</text:p>
          </table:table-cell>
          <table:table-cell table:style-name="ACE-0" office:value-type="float" office:value="280">
            <text:p>280</text:p>
          </table:table-cell>
          <table:table-cell table:style-name="ACE-0" office:value-type="string">
            <text:p>Mangrove fragments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5.3200000000000003">
            <text:p>−5.32</text:p>
          </table:table-cell>
          <table:table-cell table:style-name="ACE-0" office:value-type="float" office:value="2.6499999999999999">
            <text:p>2.65</text:p>
          </table:table-cell>
          <table:table-cell table:style-name="ACE-0" office:value-type="float" office:value="2.6499999999999999">
            <text:p>2.65</text:p>
          </table:table-cell>
          <table:table-cell table:style-name="ACE-0" office:value-type="string">
            <text:p>WoodroffeEtal1985,WoodroffeEtal1986,WoodroffeEtal198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Alligator_Riv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4245</text:p>
          </table:table-cell>
          <table:table-cell table:style-name="ACE-0" office:value-type="float" office:value="-12.140000000000001">
            <text:p>−12.14</text:p>
          </table:table-cell>
          <table:table-cell table:style-name="ACE-0" office:value-type="float" office:value="132.501">
            <text:p>132.501</text:p>
          </table:table-cell>
          <table:table-cell table:style-name="ACE-0" office:value-type="float" office:value="3210">
            <text:p>321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Mangrove fragments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0.53000000000000003">
            <text:p>−0.53</text:p>
          </table:table-cell>
          <table:table-cell table:style-name="ACE-0" office:value-type="float" office:value="2.6499999999999999">
            <text:p>2.65</text:p>
          </table:table-cell>
          <table:table-cell table:style-name="ACE-0" office:value-type="float" office:value="2.6499999999999999">
            <text:p>2.65</text:p>
          </table:table-cell>
          <table:table-cell table:style-name="ACE-0" office:value-type="string">
            <text:p>WoodroffeEtal1985,WoodroffeEtal1986,WoodroffeEtal198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Alligator_Riv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3925</text:p>
          </table:table-cell>
          <table:table-cell table:style-name="ACE-0" office:value-type="float" office:value="-12.135999999999999">
            <text:p>−12.136</text:p>
          </table:table-cell>
          <table:table-cell table:style-name="ACE-0" office:value-type="float" office:value="132.506">
            <text:p>132.506</text:p>
          </table:table-cell>
          <table:table-cell table:style-name="ACE-0" office:value-type="float" office:value="1730">
            <text:p>173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Mangrove wood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0.40000000000000002">
            <text:p>−0.4</text:p>
          </table:table-cell>
          <table:table-cell table:style-name="ACE-0" office:value-type="float" office:value="2.4500000000000002">
            <text:p>2.45</text:p>
          </table:table-cell>
          <table:table-cell table:style-name="ACE-0" office:value-type="float" office:value="2.4500000000000002">
            <text:p>2.45</text:p>
          </table:table-cell>
          <table:table-cell table:style-name="ACE-0" office:value-type="string">
            <text:p>WoodroffeEtal1985,WoodroffeEtal1986,WoodroffeEtal198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Alligator_Riv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3995</text:p>
          </table:table-cell>
          <table:table-cell table:style-name="ACE-0" office:value-type="float" office:value="-12.135">
            <text:p>−12.135</text:p>
          </table:table-cell>
          <table:table-cell table:style-name="ACE-0" office:value-type="float" office:value="132.506">
            <text:p>132.506</text:p>
          </table:table-cell>
          <table:table-cell table:style-name="ACE-0" office:value-type="float" office:value="2970">
            <text:p>297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Mangrove fragments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2.6600000000000001">
            <text:p>−2.66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string">
            <text:p>WoodroffeEtal1985,WoodroffeEtal1986,WoodroffeEtal198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Alligator_Riv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3933</text:p>
          </table:table-cell>
          <table:table-cell table:style-name="ACE-0" office:value-type="float" office:value="-12.132">
            <text:p>−12.132</text:p>
          </table:table-cell>
          <table:table-cell table:style-name="ACE-0" office:value-type="float" office:value="132.50200000000001">
            <text:p>132.502</text:p>
          </table:table-cell>
          <table:table-cell table:style-name="ACE-0" office:value-type="float" office:value="6330">
            <text:p>633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Mangrove wood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6.5899999999999999">
            <text:p>−6.59</text:p>
          </table:table-cell>
          <table:table-cell table:style-name="ACE-0" office:value-type="float" office:value="2.4500000000000002">
            <text:p>2.45</text:p>
          </table:table-cell>
          <table:table-cell table:style-name="ACE-0" office:value-type="float" office:value="2.4500000000000002">
            <text:p>2.45</text:p>
          </table:table-cell>
          <table:table-cell table:style-name="ACE-0" office:value-type="string">
            <text:p>WoodroffeEtal1985,WoodroffeEtal1986,WoodroffeEtal198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Alligator_Riv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3932</text:p>
          </table:table-cell>
          <table:table-cell table:style-name="ACE-0" office:value-type="float" office:value="-12.131">
            <text:p>−12.131</text:p>
          </table:table-cell>
          <table:table-cell table:style-name="ACE-0" office:value-type="float" office:value="132.50200000000001">
            <text:p>132.502</text:p>
          </table:table-cell>
          <table:table-cell table:style-name="ACE-0" office:value-type="float" office:value="2200">
            <text:p>220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Mangrove wood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0.059999999999999998">
            <text:p>0.06</text:p>
          </table:table-cell>
          <table:table-cell table:style-name="ACE-0" office:value-type="float" office:value="2.4500000000000002">
            <text:p>2.45</text:p>
          </table:table-cell>
          <table:table-cell table:style-name="ACE-0" office:value-type="float" office:value="2.4500000000000002">
            <text:p>2.45</text:p>
          </table:table-cell>
          <table:table-cell table:style-name="ACE-0" office:value-type="string">
            <text:p>WoodroffeEtal1985,WoodroffeEtal1986,WoodroffeEtal1987,LewisEtal2013</text:p>
          </table:table-cell>
          <table:table-cell table:number-columns-repeated="240" table:style-name="ACE-0"/>
        </table:table-row>
        <table:table-row table:style-name="AROW-0" table:number-rows-repeated="1305">
          <table:table-cell table:number-columns-repeated="256"/>
        </table:table-row>
        <table:table-row table:style-name="AROW-1" table:number-rows-repeated="64">
          <table:table-cell table:number-columns-repeated="256"/>
        </table:table-row>
        <table:table-row table:style-name="AROW-0" table:number-rows-repeated="64102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1">
          <gnm:selection gnm:start-col="0" gnm:start-row="1" gnm:end-col="15" gnm:end-row="64"/>
        </gnm:selections>
      </table:table>
      <table:table table:name="Sheet3" table:style-name="ta-1" table:print="true">
        <office:forms form:automatic-focus="false" form:apply-design-mode="false">
          <form:form/>
        </office:forms>
        <table:table-column table:default-cell-style-name="ACE-2" table:style-name="ACOL-0"/>
        <table:table-column table:default-cell-style-name="ACE-2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3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1-18T06:33:13Z</dc:date>
    <meta:creation-date>2022-10-27T08:15:17Z</meta:creation-date>
    <meta:generator>gnumeric/1.12.46</meta:generator>
  </office:meta>
</office:document-meta>
</file>